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5.2571in"/>
    </style:style>
    <style:style style:name="co7" style:family="table-column">
      <style:table-column-properties fo:break-before="auto" style:column-width="1.8827in"/>
    </style:style>
    <style:style style:name="co8" style:family="table-column">
      <style:table-column-properties fo:break-before="auto" style:column-width="1.1882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1228in"/>
    </style:style>
    <style:style style:name="co12" style:family="table-column">
      <style:table-column-properties fo:break-before="auto" style:column-width="7.0638in"/>
    </style:style>
    <style:style style:name="co13" style:family="table-column">
      <style:table-column-properties fo:break-before="auto" style:column-width="8.4134in"/>
    </style:style>
    <style:style style:name="co15" style:family="table-column">
      <style:table-column-properties fo:break-before="auto" style:column-width="1.0335in"/>
    </style:style>
    <style:style style:name="co16" style:family="table-column">
      <style:table-column-properties fo:break-before="auto" style:column-width="0.9465in"/>
    </style:style>
    <style:style style:name="co17" style:family="table-column">
      <style:table-column-properties fo:break-before="auto" style:column-width="7.1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ro7" style:family="table-row">
      <style:table-row-properties style:row-height="0.8543in" fo:break-before="auto" style:use-optimal-row-height="true"/>
    </style:style>
    <style:style style:name="ta5" style:family="table" style:master-page-name="PageStyle_5f_Options">
      <style:table-properties table:display="true" style:writing-mode="lr-tb"/>
    </style:style>
    <style:style style:name="ta3" style:family="table" style:master-page-name="PageStyle_5f_Cloth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6" style:family="table" style:master-page-name="PageStyle_5f_SurfaceTypes">
      <style:table-properties table:display="true" style:writing-mode="lr-tb"/>
    </style:style>
    <style:style style:name="ce3" style:family="table-cell" style:parent-style-name="Default">
      <style:table-cell-properties fo:padding="0.028in"/>
      <style:text-properties style:text-position="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ptions" table:style-name="ta5">
        <office:forms form:automatic-focus="false" form:apply-design-mode="false"/>
        <table:table-column table:style-name="co1" table:default-cell-style-name="ce3"/>
        <table:table-column table:style-name="co14" table:default-cell-style-name="ce3"/>
        <table:table-column table:style-name="co1" table:number-columns-repeated="255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ob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l_size</text:p>
          </table:table-cell>
          <table:table-cell office:value-type="float" office:value="6250" calcext:value-type="float">
            <text:p>6250</text:p>
          </table:table-cell>
          <table:table-cell table:number-columns-repeated="254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urfaceTypes" table:style-name="ta6">
        <office:forms form:automatic-focus="false" form:apply-design-mode="false"/>
        <table:table-column table:style-name="co1" table:number-columns-repeated="3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252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ove_penalty</text:p>
          </table:table-cell>
          <table:table-cell office:value-type="string" calcext:value-type="string">
            <text:p>solid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:/grass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:/water.png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:/sand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:/dirt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:/forest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cks</text:p>
          </table:table-cell>
          <table:table-cell office:value-type="string" calcext:value-type="string">
            <text:p>:/rocks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lothes" table:style-name="ta3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8" table:default-cell-style-name="ce1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ind_protection</text:p>
          </table:table-cell>
          <table:table-cell office:value-type="string" calcext:value-type="string">
            <text:p>water_resistance</text:p>
          </table:table-cell>
          <table:table-cell office:value-type="string" calcext:value-type="string">
            <text:p>radiation_resistance</text:p>
          </table:table-cell>
          <table:table-cell office:value-type="string" calcext:value-type="string">
            <text:p>heat_absorption</text:p>
          </table:table-cell>
          <table:table-cell office:value-type="string" calcext:value-type="string">
            <text:p>target</text:p>
          </table:table-cell>
          <table:table-cell table:number-columns-repeated="24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imple left boot</text:p>
          </table:table-cell>
          <table:table-cell table:style-name="ce2" office:value-type="string" calcext:value-type="string">
            <text:p>Simple boot that can be used in any season on the left leg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eftFoot</text:p>
          </table:table-cell>
          <table:table-cell table:number-columns-repeated="24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imple right boot</text:p>
          </table:table-cell>
          <table:table-cell table:style-name="ce2" office:value-type="string" calcext:value-type="string">
            <text:p>Simple boot that can be used in any season on the right leg.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ightFoot</text:p>
          </table:table-cell>
          <table:table-cell table:number-columns-repeated="24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imple helmet</text:p>
          </table:table-cell>
          <table:table-cell table:style-name="ce2" office:value-type="string" calcext:value-type="string">
            <text:p>Simple helmet that can stop a bullet from an old musket. Nothing more.</text:p>
          </table:table-cell>
          <table:table-cell table:style-name="ce2" office:value-type="string" calcext:value-type="string">
            <text:p>:/clothes/simple_helmet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</text:p>
          </table:table-cell>
          <table:table-cell table:number-columns-repeated="24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lef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eftPalm</text:p>
          </table:table-cell>
          <table:table-cell table:number-columns-repeated="24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righ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ightPalm</text:p>
          </table:table-cell>
          <table:table-cell table:number-columns-repeated="24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imple jacket</text:p>
          </table:table-cell>
          <table:table-cell table:style-name="ce2" office:value-type="string" calcext:value-type="string">
            <text:p>This jacket will be able to save your life in winter.</text:p>
          </table:table-cell>
          <table:table-cell table:style-name="ce2" office:value-type="string" calcext:value-type="string">
            <text:p>:/clothes/simple_jacket.png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hest</text:p>
          </table:table-cell>
          <table:table-cell table:number-columns-repeated="24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imple pants</text:p>
          </table:table-cell>
          <table:table-cell table:style-name="ce2" office:value-type="string" calcext:value-type="string">
            <text:p>Nice pants. Better than nothing.</text:p>
          </table:table-cell>
          <table:table-cell table:style-name="ce2" office:value-type="string" calcext:value-type="string">
            <text:p>:/clothes/simple_pants.png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elvis</text:p>
          </table:table-cell>
          <table:table-cell table:number-columns-repeated="247"/>
        </table:table-row>
        <table:table-row table:style-name="ro2" table:number-rows-repeated="1048567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Ammo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nergy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JHP+P</text:p>
          </table:table-cell>
          <table:table-cell table:style-name="ce6" office:value-type="string" calcext:value-type="string">
            <text:p>CORBON's Traditional Jacketed Hollow Point ammunition made its reputation with "high velocity" loads. This high velocity, combined with our exclusively designed, jacketed hollow point bullets, makes for a very effective self-defensive load. Penetration and expansion in our test medium of 10% ballistic gelatin are excellent; expansion is consistently 2 times the original diameter of the bullet. Depending on caliber and bullet weight, penetration is between 9 and 14 inches.</text:p>
          </table:table-cell>
          <table:table-cell table:style-name="ce6" office:value-type="string" calcext:value-type="string">
            <text:p>:/ammo/9×19mm_Parabellum_Cor-Bon_JHP+P.png</text:p>
          </table:table-cell>
          <table:table-cell table:style-name="ce6" office:value-type="float" office:value="0.0075" calcext:value-type="float">
            <text:p>0.007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9×19mm Parabellu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-Bon</text:p>
          </table:table-cell>
          <table:table-cell office:value-type="float" office:value="419" calcext:value-type="float">
            <text:p>419</text:p>
          </table:table-cell>
          <table:table-cell office:value-type="float" office:value="630" calcext:value-type="float">
            <text:p>630</text:p>
          </table:table-cell>
        </table:table-row>
        <table:table-row table:style-name="ro2" table:number-rows-repeated="104857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Weapon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arrel_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ound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ctor SP1</text:p>
          </table:table-cell>
          <table:table-cell table:style-name="ce2" office:value-type="string" calcext:value-type="string">
            <text:p>The Vektor SP1 is an improved 9mm version of the Z-88 pistol (which is a locally produced copy of Beretta 92F), produced since 1992 by Denel Land Systems (DLS), formerly Lyttleton Engineering Works (LIW).</text:p>
          </table:table-cell>
          <table:table-cell table:style-name="ce2" office:value-type="string" calcext:value-type="string">
            <text:p>:/weapons/vektor_sp1.png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45" calcext:value-type="float">
            <text:p>0.0145</text:p>
          </table:table-cell>
          <table:table-cell table:style-name="ce2" office:value-type="string" calcext:value-type="string">
            <text:p>9×19mm Parabellum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Bag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rget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ndor Compact Assault Pack</text:p>
          </table:table-cell>
          <table:table-cell table:style-name="ce2" office:value-type="string" calcext:value-type="string">
            <text:p>Condor Outdoor Products, Inc specialize in tactical vest, plate carrier, modular pouches, packs...etc. With over 20 years of experience in the tactical/outdoor gear industry, Condor offers all the essential gear for any mission while saving you money.</text:p>
          </table:table-cell>
          <table:table-cell table:style-name="ce2" office:value-type="string" calcext:value-type="string">
            <text:p>:/bags/Condor_Compact _Assault_Pack.png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style-name="ce2" office:value-type="string" calcext:value-type="string">
            <text:p>LeftCollar, RightCollar, B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аро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22:59:32.552000000">00:00:00</text:time></text:p>
        </style:region-right>
      </style:header>
      <style:header-left style:display="false"/>
      <style:footer>
        <text:p>Старонка <text:page-number>1</text:page-number> / <text:page-count>99</text:page-count></text:p>
      </style:footer>
      <style:footer-left style:display="false"/>
    </style:master-page>
    <style:master-page style:name="PageStyle_5f_Options" style:display-name="PageStyle_Op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SurfaceTypes" style:display-name="PageStyle_Surface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Clothes" style:display-name="PageStyle_Cloth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1:45:53.318000000</meta:creation-date>
    <dc:date>2014-11-30T23:30:32.418000000</dc:date>
    <meta:editing-cycles>12</meta:editing-cycles>
    <meta:editing-duration>PT41M29S</meta:editing-duration>
    <meta:generator>LibreOffice/4.3.2.2$Windows_x86 LibreOffice_project/edfb5295ba211bd31ad47d0bad0118690f76407d</meta:generator>
    <meta:document-statistic meta:table-count="6" meta:cell-count="203" meta:object-count="0"/>
    <meta:user-defined meta:name="qrichtext">1</meta:user-defined>
  </office:meta>
</office:document-meta>
</file>